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fo:language="fr" fo:country="CA" officeooo:rsid="0019578b" officeooo:paragraph-rsid="0019578b"/>
    </style:style>
    <style:style style:name="P2" style:family="paragraph" style:parent-style-name="Standard">
      <style:paragraph-properties fo:text-align="justify" style:justify-single-word="false"/>
      <style:text-properties style:font-name="Lucida Console" fo:language="fr" fo:country="CA" officeooo:rsid="0019578b" officeooo:paragraph-rsid="0019578b"/>
    </style:style>
    <style:style style:name="P3" style:family="paragraph" style:parent-style-name="Standard">
      <style:paragraph-properties fo:text-align="center" style:justify-single-word="false"/>
      <style:text-properties fo:color="#2a6099" style:font-name="Lucida Console" fo:font-size="24pt" fo:font-weight="bold" officeooo:rsid="0022a7c2" officeooo:paragraph-rsid="00245116" style:font-size-asian="21pt" style:font-weight-asian="bold" style:font-size-complex="24pt" style:font-weight-complex="bold"/>
    </style:style>
    <style:style style:name="P4" style:family="paragraph" style:parent-style-name="Standard">
      <style:paragraph-properties fo:text-align="center" style:justify-single-word="false"/>
      <style:text-properties fo:color="#2a6099" style:font-name="Lucida Console" fo:font-size="24pt" fo:font-weight="bold" officeooo:rsid="0022a7c2" officeooo:paragraph-rsid="0027b204" style:font-size-asian="21pt" style:font-weight-asian="bold" style:font-size-complex="24pt" style:font-weight-complex="bold"/>
    </style:style>
    <style:style style:name="P5" style:family="paragraph" style:parent-style-name="Standard">
      <style:paragraph-properties fo:text-align="center" style:justify-single-word="false"/>
      <style:text-properties fo:color="#2a6099" style:font-name="Lucida Console" fo:font-size="24pt" fo:language="fr" fo:country="CA" fo:font-style="normal" fo:font-weight="bold" officeooo:rsid="0022a7c2" officeooo:paragraph-rsid="0022a7c2" style:font-size-asian="21pt" style:font-style-asian="normal" style:font-weight-asian="bold" style:font-size-complex="24pt" style:font-style-complex="normal" style:font-weight-complex="bold"/>
    </style:style>
    <style:style style:name="P6" style:family="paragraph" style:parent-style-name="Standard">
      <style:paragraph-properties fo:text-align="justify" style:justify-single-word="false"/>
      <style:text-properties fo:color="#000000" style:font-name="Lucida Console" fo:font-size="12pt" fo:font-weight="normal" officeooo:rsid="001b352f" officeooo:paragraph-rsid="001be08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ucida Console" fo:font-size="12pt" fo:font-weight="normal" officeooo:rsid="001b352f" officeooo:paragraph-rsid="001fec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ucida Console" fo:font-size="12pt" fo:font-weight="normal" officeooo:rsid="001b352f" officeooo:paragraph-rsid="002069b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ucida Console" fo:font-size="12pt" fo:font-weight="normal" officeooo:rsid="001b352f" officeooo:paragraph-rsid="0022a7c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ucida Console" fo:font-size="12pt" fo:font-weight="normal" officeooo:rsid="0023bf0d" officeooo:paragraph-rsid="0024511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ucida Console" fo:font-size="12pt" fo:font-weight="normal" officeooo:rsid="0023bf0d" officeooo:paragraph-rsid="0025cec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Lucida Console" fo:font-size="12pt" fo:font-weight="normal" officeooo:rsid="0023bf0d" officeooo:paragraph-rsid="0027b20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Lucida Console" fo:font-size="12pt" fo:language="fr" fo:country="CA" fo:font-style="normal" fo:font-weight="normal" officeooo:rsid="001b352f" officeooo:paragraph-rsid="001be08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color="#000000" style:font-name="Lucida Console" fo:font-size="12pt" fo:language="fr" fo:country="CA" fo:font-style="normal" fo:font-weight="normal" officeooo:rsid="001b352f" officeooo:paragraph-rsid="001fec2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font-name="Lucida Console" fo:font-size="12pt" fo:language="fr" fo:country="CA" fo:font-style="normal" fo:font-weight="normal" officeooo:rsid="001b352f" officeooo:paragraph-rsid="002069b2"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color="#000000" style:font-name="Lucida Console" fo:font-size="12pt" fo:language="fr" fo:country="CA" fo:font-style="normal" fo:font-weight="normal" officeooo:rsid="00245116" officeooo:paragraph-rsid="00245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color="#000000" style:font-name="Lucida Console" fo:font-size="12pt" fo:language="fr" fo:country="CA" fo:font-style="normal" fo:font-weight="normal" officeooo:rsid="0024d26d" officeooo:paragraph-rsid="0025cec1" style:font-size-asian="10.5pt" style:font-style-asian="normal" style:font-weight-asian="normal" style:font-size-complex="12pt" style:font-style-complex="normal" style:font-weight-complex="normal"/>
    </style:style>
    <style:style style:name="P18" style:family="paragraph" style:parent-style-name="Standard">
      <style:text-properties fo:color="#000000" style:font-name="Lucida Console" fo:language="fr" fo:country="CA" fo:font-style="normal" fo:font-weight="normal" officeooo:rsid="001b352f" officeooo:paragraph-rsid="001b352f"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color="#000000" style:font-name="Lucida Console" fo:font-size="24pt" fo:language="fr" fo:country="CA" fo:font-style="normal" fo:font-weight="bold" officeooo:rsid="001b352f" officeooo:paragraph-rsid="001b352f" style:font-size-asian="21pt" style:font-style-asian="normal" style:font-weight-asian="bold" style:font-size-complex="24pt" style:font-style-complex="normal" style:font-weight-complex="bold"/>
    </style:style>
    <style:style style:name="P20" style:family="paragraph" style:parent-style-name="Standard">
      <style:paragraph-properties fo:text-align="center" style:justify-single-word="false"/>
      <style:text-properties fo:color="#000000" style:font-name="Lucida Console" fo:font-size="24pt" fo:language="fr" fo:country="CA" fo:font-style="normal" fo:font-weight="bold" officeooo:rsid="001e05c7" officeooo:paragraph-rsid="001e05c7" style:font-size-asian="21pt" style:font-style-asian="normal" style:font-weight-asian="bold" style:font-size-complex="24pt" style:font-style-complex="normal" style:font-weight-complex="bold"/>
    </style:style>
    <style:style style:name="P21" style:family="paragraph" style:parent-style-name="Standard">
      <style:paragraph-properties fo:text-align="center" style:justify-single-word="false"/>
      <style:text-properties fo:color="#000000" style:font-name="Lucida Console" fo:font-size="24pt" fo:language="fr" fo:country="CA" fo:font-style="normal" fo:font-weight="bold" officeooo:rsid="002069b2" officeooo:paragraph-rsid="002069b2" style:font-size-asian="21pt" style:font-style-asian="normal" style:font-weight-asian="bold" style:font-size-complex="24pt" style:font-style-complex="normal" style:font-weight-complex="bold"/>
    </style:style>
    <style:style style:name="P22" style:family="paragraph" style:parent-style-name="Standard">
      <style:paragraph-properties fo:text-align="center" style:justify-single-word="false"/>
      <style:text-properties fo:color="#000000" style:font-name="Lucida Console" fo:font-size="24pt" fo:language="fr" fo:country="CA" fo:font-style="normal" fo:font-weight="bold" officeooo:rsid="0022a7c2" officeooo:paragraph-rsid="0022a7c2" style:font-size-asian="21pt" style:font-style-asian="normal" style:font-weight-asian="bold" style:font-size-complex="24pt" style:font-style-complex="normal" style:font-weight-complex="bold"/>
    </style:style>
    <style:style style:name="P23" style:family="paragraph" style:parent-style-name="Standard" style:list-style-name="L1">
      <style:text-properties style:font-name="Lucida Console" officeooo:paragraph-rsid="0019578b"/>
    </style:style>
    <style:style style:name="P24" style:family="paragraph" style:parent-style-name="Standard" style:list-style-name="L1">
      <style:text-properties style:font-name="Lucida Console" officeooo:rsid="0019578b" officeooo:paragraph-rsid="0019578b"/>
    </style:style>
    <style:style style:name="P25" style:family="paragraph" style:parent-style-name="Standard" style:list-style-name="L1">
      <style:text-properties style:font-name="Lucida Console" fo:font-weight="normal" officeooo:rsid="0019578b" officeooo:paragraph-rsid="0019578b" style:font-weight-asian="normal" style:font-weight-complex="normal"/>
    </style:style>
    <style:style style:name="P26" style:family="paragraph" style:parent-style-name="Standard" style:list-style-name="L1">
      <style:text-properties fo:color="#000000" style:font-name="Lucida Console" fo:font-weight="normal" officeooo:rsid="001a4b01" officeooo:paragraph-rsid="001a4b01" style:font-weight-asian="normal" style:font-weight-complex="normal"/>
    </style:style>
    <style:style style:name="P27" style:family="paragraph" style:parent-style-name="Standard" style:list-style-name="L1">
      <style:text-properties fo:color="#000000" style:font-name="Lucida Console" fo:font-weight="normal" officeooo:rsid="001b352f" officeooo:paragraph-rsid="001b352f" style:font-weight-asian="normal" style:font-weight-complex="normal"/>
    </style:style>
    <style:style style:name="T1" style:family="text">
      <style:text-properties fo:font-style="italic" style:font-style-asian="italic" style:font-style-complex="italic"/>
    </style:style>
    <style:style style:name="T2" style:family="text">
      <style:text-properties fo:language="fr" fo:country="CA"/>
    </style:style>
    <style:style style:name="T3" style:family="text">
      <style:text-properties fo:language="fr" fo:country="CA" officeooo:rsid="0019578b"/>
    </style:style>
    <style:style style:name="T4" style:family="text">
      <style:text-properties fo:language="fr" fo:country="CA" fo:font-weight="bold" style:font-weight-asian="bold" style:font-weight-complex="bold"/>
    </style:style>
    <style:style style:name="T5" style:family="text">
      <style:text-properties fo:language="fr" fo:country="CA" fo:font-weight="bold" officeooo:rsid="0019578b" style:font-weight-asian="bold" style:font-weight-complex="bold"/>
    </style:style>
    <style:style style:name="T6" style:family="text">
      <style:text-properties fo:language="fr" fo:country="CA" fo:font-weight="normal" style:font-weight-asian="normal" style:font-weight-complex="normal"/>
    </style:style>
    <style:style style:name="T7" style:family="text">
      <style:text-properties fo:language="fr" fo:country="CA" fo:font-weight="normal" officeooo:rsid="0019578b" style:font-weight-asian="normal" style:font-weight-complex="normal"/>
    </style:style>
    <style:style style:name="T8" style:family="text">
      <style:text-properties fo:language="fr" fo:country="CA" fo:font-style="italic" style:font-style-asian="italic" style:font-style-complex="italic"/>
    </style:style>
    <style:style style:name="T9" style:family="text">
      <style:text-properties fo:language="fr" fo:country="CA" fo:font-style="italic" officeooo:rsid="001be086" style:font-style-asian="italic" style:font-style-complex="italic"/>
    </style:style>
    <style:style style:name="T10" style:family="text">
      <style:text-properties fo:language="fr" fo:country="CA" fo:font-style="italic" officeooo:rsid="0022a7c2" style:font-style-asian="italic" style:font-style-complex="italic"/>
    </style:style>
    <style:style style:name="T11" style:family="text">
      <style:text-properties fo:language="fr" fo:country="CA" officeooo:rsid="001b352f"/>
    </style:style>
    <style:style style:name="T12" style:family="text">
      <style:text-properties fo:language="fr" fo:country="CA" fo:font-style="normal" style:font-style-asian="normal" style:font-style-complex="normal"/>
    </style:style>
    <style:style style:name="T13" style:family="text">
      <style:text-properties fo:language="fr" fo:country="CA" fo:font-style="normal" officeooo:rsid="001be086" style:font-style-asian="normal" style:font-style-complex="normal"/>
    </style:style>
    <style:style style:name="T14" style:family="text">
      <style:text-properties fo:language="fr" fo:country="CA" fo:font-style="normal" officeooo:rsid="001c87d9" style:font-style-asian="normal" style:font-style-complex="normal"/>
    </style:style>
    <style:style style:name="T15" style:family="text">
      <style:text-properties fo:language="fr" fo:country="CA" fo:font-style="normal" officeooo:rsid="001e05c7" style:font-style-asian="normal" style:font-style-complex="normal"/>
    </style:style>
    <style:style style:name="T16" style:family="text">
      <style:text-properties fo:language="fr" fo:country="CA" fo:font-style="normal" officeooo:rsid="001febc9" style:font-style-asian="normal" style:font-style-complex="normal"/>
    </style:style>
    <style:style style:name="T17" style:family="text">
      <style:text-properties fo:language="fr" fo:country="CA" fo:font-style="normal" officeooo:rsid="001fec25" style:font-style-asian="normal" style:font-style-complex="normal"/>
    </style:style>
    <style:style style:name="T18" style:family="text">
      <style:text-properties fo:language="fr" fo:country="CA" fo:font-style="normal" officeooo:rsid="002069b2" style:font-style-asian="normal" style:font-style-complex="normal"/>
    </style:style>
    <style:style style:name="T19" style:family="text">
      <style:text-properties fo:language="fr" fo:country="CA" fo:font-style="normal" officeooo:rsid="0022a7c2" style:font-style-asian="normal" style:font-style-complex="normal"/>
    </style:style>
    <style:style style:name="T20" style:family="text">
      <style:text-properties fo:language="fr" fo:country="CA" fo:font-style="normal" officeooo:rsid="0023bf0d" style:font-style-asian="normal" style:font-style-complex="normal"/>
    </style:style>
    <style:style style:name="T21" style:family="text">
      <style:text-properties fo:language="fr" fo:country="CA" fo:font-style="normal" officeooo:rsid="00245116" style:font-style-asian="normal" style:font-style-complex="normal"/>
    </style:style>
    <style:style style:name="T22" style:family="text">
      <style:text-properties fo:language="fr" fo:country="CA" fo:font-style="normal" officeooo:rsid="0024d26d" style:font-style-asian="normal" style:font-style-complex="normal"/>
    </style:style>
    <style:style style:name="T23" style:family="text">
      <style:text-properties fo:language="fr" fo:country="CA" fo:font-style="normal" officeooo:rsid="0025cec1" style:font-style-asian="normal" style:font-style-complex="normal"/>
    </style:style>
    <style:style style:name="T24" style:family="text">
      <style:text-properties fo:language="fr" fo:country="CA" fo:font-style="normal" officeooo:rsid="0027b204" style:font-style-asian="normal" style:font-style-complex="normal"/>
    </style:style>
    <style:style style:name="T25" style:family="text">
      <style:text-properties fo:language="fr" fo:country="CA" fo:font-style="normal" officeooo:rsid="002cda24" style:font-style-asian="normal" style:font-style-complex="normal"/>
    </style:style>
    <style:style style:name="T26" style:family="text">
      <style:text-properties fo:language="fr" fo:country="CA" fo:font-style="normal" officeooo:rsid="002ff28a" style:font-style-asian="normal" style:font-style-complex="normal"/>
    </style:style>
    <style:style style:name="T27" style:family="text">
      <style:text-properties fo:language="fr" fo:country="CA" fo:font-style="normal" fo:font-weight="bold" officeooo:rsid="0019578b" style:font-style-asian="normal" style:font-weight-asian="bold" style:font-style-complex="normal" style:font-weight-complex="bold"/>
    </style:style>
    <style:style style:name="T28" style:family="text">
      <style:text-properties fo:language="fr" fo:country="CA" fo:font-style="normal" style:text-underline-style="solid" style:text-underline-width="auto" style:text-underline-color="font-color" officeooo:rsid="001febc9" style:font-style-asian="normal" style:font-style-complex="normal"/>
    </style:style>
    <style:style style:name="T29" style:family="text">
      <style:text-properties fo:color="#2a6099" fo:language="fr" fo:country="CA" fo:font-weight="normal" style:font-weight-asian="normal" style:font-weight-complex="normal"/>
    </style:style>
    <style:style style:name="T30" style:family="text">
      <style:text-properties fo:color="#2a6099" fo:language="fr" fo:country="CA" fo:font-weight="bold" style:font-weight-asian="bold" style:font-weight-complex="bold"/>
    </style:style>
    <style:style style:name="T31" style:family="text">
      <style:text-properties fo:color="#2a6099" fo:language="fr" fo:country="CA" fo:font-weight="bold" officeooo:rsid="001a4b01" style:font-weight-asian="bold" style:font-weight-complex="bold"/>
    </style:style>
    <style:style style:name="T32" style:family="text">
      <style:text-properties fo:color="#2a6099" fo:language="fr" fo:country="CA" fo:font-style="normal" fo:font-weight="bold" officeooo:rsid="0019578b" style:font-style-asian="normal" style:font-weight-asian="bold" style:font-style-complex="normal" style:font-weight-complex="bold"/>
    </style:style>
    <style:style style:name="T33" style:family="text">
      <style:text-properties fo:color="#000000" fo:language="fr" fo:country="CA"/>
    </style:style>
    <style:style style:name="T34" style:family="text">
      <style:text-properties fo:color="#000000" fo:language="fr" fo:country="CA" fo:font-weight="normal" style:font-weight-asian="normal" style:font-weight-complex="normal"/>
    </style:style>
    <style:style style:name="T35" style:family="text">
      <style:text-properties fo:color="#000000" fo:language="fr" fo:country="CA" officeooo:rsid="001a4b01"/>
    </style:style>
    <style:style style:name="T36" style:family="text">
      <style:text-properties fo:color="#000000" fo:language="fr" fo:country="CA" officeooo:rsid="002ff28a"/>
    </style:style>
    <style:style style:name="T37" style:family="text">
      <style:text-properties fo:color="#000000" officeooo:rsid="001b352f"/>
    </style:style>
    <style:style style:name="T38" style:family="text">
      <style:text-properties fo:color="#000000" fo:font-style="italic" officeooo:rsid="001b352f" style:font-style-asian="italic" style:font-style-complex="italic"/>
    </style:style>
    <style:style style:name="T39" style:family="text">
      <style:text-properties fo:color="#000000" fo:font-style="normal" officeooo:rsid="001b352f" style:font-style-asian="normal" style:font-style-complex="normal"/>
    </style:style>
    <style:style style:name="T40" style:family="text">
      <style:text-properties fo:color="#00a933" fo:language="fr" fo:country="CA" fo:font-weight="bold" style:font-weight-asian="bold" style:font-weight-complex="bold"/>
    </style:style>
    <style:style style:name="T41" style:family="text">
      <style:text-properties fo:color="#00a933" fo:language="fr" fo:country="CA" fo:font-weight="bold" officeooo:rsid="001b352f" style:font-weight-asian="bold" style:font-weight-complex="bold"/>
    </style:style>
    <style:style style:name="T42" style:family="text">
      <style:text-properties fo:color="#00a933" fo:language="fr" fo:country="CA" fo:font-style="normal" fo:font-weight="bold" style:font-style-asian="normal" style:font-weight-asian="bold" style:font-style-complex="normal" style:font-weight-complex="bold"/>
    </style:style>
    <style:style style:name="T43" style:family="text">
      <style:text-properties fo:color="#00a933" fo:language="fr" fo:country="CA" fo:font-style="normal" fo:font-weight="bold" officeooo:rsid="001a4b01" style:font-style-asian="normal" style:font-weight-asian="bold" style:font-style-complex="normal" style:font-weight-complex="bold"/>
    </style:style>
    <style:style style:name="T44" style:family="text">
      <style:text-properties fo:color="#00a933" fo:language="fr" fo:country="CA" fo:font-style="normal" fo:font-weight="bold" officeooo:rsid="001b352f" style:font-style-asian="normal" style:font-weight-asian="bold" style:font-style-complex="normal" style:font-weight-complex="bold"/>
    </style:style>
    <style:style style:name="T45" style:family="text">
      <style:text-properties fo:color="#ff0000" fo:language="fr" fo:country="CA" fo:font-style="normal" fo:font-weight="bold" style:font-style-asian="normal" style:font-weight-asian="bold" style:font-style-complex="normal" style:font-weight-complex="bold"/>
    </style:style>
    <style:style style:name="T46" style:family="text">
      <style:text-properties officeooo:rsid="001d9c9a"/>
    </style:style>
    <style:style style:name="T47" style:family="text">
      <style:text-properties fo:color="#a7074b" fo:language="fr" fo:country="CA" fo:font-style="normal" officeooo:rsid="00245116" style:font-style-asian="normal" style:font-style-complex="normal"/>
    </style:style>
    <style:style style:name="T48" style:family="text">
      <style:text-properties fo:color="#a7074b" fo:language="fr" fo:country="CA" fo:font-style="normal" officeooo:rsid="0024d26d"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rmour</text:span> est la classe qui représente une armure qui peut être portée par un personnage (<text:span text:style-name="T1">Character</text:span>) <text:span text:style-name="T46">afin de le protéger d’une partie des dégâts que le porteur pourrait subir lors d’un combat</text:span>. <text:span text:style-name="T37">Dans ce jeu, la classe </text:span><text:span text:style-name="T38">Armour </text:span><text:span text:style-name="T39">n’est utilisée que dans la classe </text:span><text:span text:style-name="T38">Character</text:span><text:span text:style-name="T39">.</text:span></text:p>
      <text:p text:style-name="P1"/>
      <text:p text:style-name="P1">Cette classe possède: </text:p>
      <text:list xml:id="list1327943984" text:style-name="L1">
        <text:list-item>
          <text:p text:style-name="P23"><text:span text:style-name="T3">Quatre attributs privés: </text:span><text:span text:style-name="T5">Name</text:span><text:span text:style-name="T7">, </text:span><text:span text:style-name="T5">Thoughness</text:span><text:span text:style-name="T7">, </text:span><text:span text:style-name="T5">Durability</text:span><text:span text:style-name="T7">, </text:span><text:span text:style-name="T5">IsInitialized</text:span><text:span text:style-name="T7">;</text:span></text:p>
        </text:list-item>
        <text:list-item>
          <text:p text:style-name="P24"><text:span text:style-name="T6">Une procédure privée:</text:span><text:span text:style-name="T29"> <text:s/></text:span><text:span text:style-name="T30">Class_Initialize</text:span><text:span text:style-name="T34">;</text:span></text:p>
        </text:list-item>
        <text:list-item>
          <text:p text:style-name="P25"><text:span text:style-name="T35">Deux</text:span><text:span text:style-name="T33"> procédure</text:span><text:span text:style-name="T35">s</text:span><text:span text:style-name="T33"> publi</text:span><text:span text:style-name="T36">que</text:span><text:span text:style-name="T35">s</text:span><text:span text:style-name="T33">:</text:span><text:span text:style-name="T30"> Initialize</text:span><text:span text:style-name="T33">,</text:span><text:span text:style-name="T35"> </text:span><text:span text:style-name="T31">DecreaseDurability</text:span><text:span text:style-name="T33">;</text:span></text:p>
        </text:list-item>
        <text:list-item>
          <text:p text:style-name="P26"><text:span text:style-name="T11">Trois</text:span><text:span text:style-name="T2"> propriétés </text:span><text:span text:style-name="T8">Let</text:span><text:span text:style-name="T2"> privées:</text:span><text:span text:style-name="T4"> </text:span><text:span text:style-name="T40">pName</text:span><text:span text:style-name="T2">, </text:span><text:span text:style-name="T40">pThoughness</text:span><text:span text:style-name="T2">, </text:span><text:span text:style-name="T41">pDurability</text:span><text:span text:style-name="T2">;</text:span></text:p>
        </text:list-item>
        <text:list-item>
          <text:p text:style-name="P27"><text:span text:style-name="T2">Trois propriétés </text:span><text:span text:style-name="T8">Get</text:span><text:span text:style-name="T12"> p</text:span><text:span text:style-name="T25">ubli</text:span><text:span text:style-name="T26">que</text:span><text:span text:style-name="T25">s</text:span><text:span text:style-name="T12">: </text:span><text:span text:style-name="T45">pName</text:span><text:span text:style-name="T12">, </text:span><text:span text:style-name="T45">pThoughness</text:span><text:span text:style-name="T12">, </text:span><text:span text:style-name="T45">pDurability</text:span><text:span text:style-name="T12">;</text:span></text:p>
        </text:list-item>
      </text:list>
      <text:p text:style-name="P18"/>
      <text:p text:style-name="P19">Name -</text:p>
      <text:p text:style-name="P6"><text:span text:style-name="T12">Cet attribut contient le nom de l’armure sous </text:span><text:span text:style-name="T14">type</text:span><text:span text:style-name="T12"> </text:span><text:span text:style-name="T9">vb</text:span><text:span text:style-name="T8">String</text:span><text:span text:style-name="T12">. Deux propriétés sont associées à cet attribut: </text:span><text:span text:style-name="T43">pName </text:span><text:span text:style-name="T13">et </text:span><text:span text:style-name="T45">pName</text:span><text:span text:style-name="T12">.</text:span></text:p>
      <text:p text:style-name="P13"/>
      <text:p text:style-name="P20">Thoughness -</text:p>
      <text:p text:style-name="P7"><text:span text:style-name="T12">Cet attribut contient l</text:span><text:span text:style-name="T15">e niveau de protection</text:span><text:span text:style-name="T12"> de l’armure sous </text:span><text:span text:style-name="T16">un</text:span><text:span text:style-name="T12"> </text:span><text:span text:style-name="T14">type</text:span><text:span text:style-name="T12"> </text:span><text:span text:style-name="T16">entre 2 et 5 inclusivement (Voir la référence à la ligne 299 de </text:span><text:span text:style-name="T28">character.vbs</text:span><text:span text:style-name="T16">). </text:span><text:span text:style-name="T17">Plus explicitement, les dégâts se soustrairont à ce nombre avant d’être infligés à la cible</text:span><text:span text:style-name="T12">. Deux propriétés sont associées à cet attribut: </text:span><text:span text:style-name="T43">pThoughness </text:span><text:span text:style-name="T13">et</text:span><text:span text:style-name="T12"> </text:span><text:span text:style-name="T45">pThoughness</text:span><text:span text:style-name="T12">.</text:span></text:p>
      <text:p text:style-name="P14"/>
      <text:p text:style-name="P21">Durability -</text:p>
      <text:p text:style-name="P8"><text:span text:style-name="T12">Cet attribut contient l</text:span><text:span text:style-name="T15">e niveau d’</text:span><text:span text:style-name="T18">usure</text:span><text:span text:style-name="T12"> de l’armure sous </text:span><text:span text:style-name="T16">un</text:span><text:span text:style-name="T12"> </text:span><text:span text:style-name="T14">type</text:span><text:span text:style-name="T12"> </text:span><text:span text:style-name="T16">entre 2 et 5 inclusivemen</text:span><text:span text:style-name="T18">t</text:span><text:span text:style-name="T16">. </text:span><text:span text:style-name="T18">En d’autres mots, l’on peut comparer cet attribut à des points de vies</text:span><text:span text:style-name="T12">. Deux propriétés sont associées à cet attribut: </text:span><text:span text:style-name="T42">pDurability</text:span><text:span text:style-name="T43"> </text:span><text:span text:style-name="T13">et</text:span><text:span text:style-name="T12"> </text:span><text:span text:style-name="T45">pDurability</text:span><text:span text:style-name="T12">.</text:span></text:p>
      <text:p text:style-name="P15"/>
      <text:p text:style-name="P22">IsInitialized -</text:p>
      <text:p text:style-name="P9"><text:span text:style-name="T12">Cet attribut contient </text:span><text:span text:style-name="T19">une</text:span><text:span text:style-name="T18"> </text:span><text:span text:style-name="T19">valeur de type </text:span><text:span text:style-name="T10">vbBoolean</text:span><text:span text:style-name="T19"> qui permet de déterminer si la classe a été correctement initialisée</text:span><text:span text:style-name="T16">. </text:span><text:span text:style-name="T19">Cet attribut fait partie d’une stratégie pour contourner </text:span><text:span text:style-name="T20">l’une des nombreuses limitations des classes en VBScript; l’absence de la possibilité d’utiliser un constructeur paramétrique</text:span><text:span text:style-name="T12">.</text:span></text:p>
      <text:p text:style-name="P15"/>
      <text:p text:style-name="P5">Class_Initialize -</text:p>
      <text:p text:style-name="P10"><text:span text:style-name="T12">Ceci est le « constructeur » de la classe qui est appelé lors d’un </text:span><text:span text:style-name="T8">New Armour</text:span><text:span text:style-name="T12">. Tout ce que cette procédure fait est d’initialiser la valeur de </text:span><text:span text:style-name="T21">l’attribut</text:span><text:span text:style-name="T12"> </text:span><text:span text:style-name="T27">IsInitialized</text:span><text:span text:style-name="T12"> à </text:span><text:span text:style-name="T47">false</text:span><text:span text:style-name="T21">.</text:span></text:p>
      <text:p text:style-name="P16"/>
      <text:p text:style-name="P3"><text:span text:style-name="T12">Initialize </text:span><text:span text:style-name="T21">+</text:span></text:p>
      <text:p text:style-name="P11"><text:span text:style-name="T21">Cette procédure s’occupe du rôle de constructeur paramétrique absent dans le langage. Le seul hic est qu’il faut appeler la procédure pour qu’elle s’enclenche. En même temps, la classe est programmée pour être inutilisable s</text:span><text:span text:style-name="T22">i elle n’a pas été initialisée par cette procédure. </text:span><text:span text:style-name="T32">Initialize </text:span><text:span text:style-name="T23">Prend une chaîne, qui sera le nom, et un nombre, qui sera le niveau de protection, en paramètre</text:span><text:span text:style-name="T21">. </text:span><text:span text:style-name="T23">Les </text:span><text:soft-page-break/><text:span text:style-name="T23">propriétés de la classe seront ensuite initialisées selon ces valeurs. Toutefois,</text:span><text:span text:style-name="T22"> </text:span><text:span text:style-name="T44">pDurability</text:span><text:span text:style-name="T22"> </text:span><text:span text:style-name="T23">sera toujours initialisée </text:span><text:span text:style-name="T22">à </text:span><text:span text:style-name="T48">20 </text:span><text:span text:style-name="T22">et</text:span><text:span text:style-name="T48"> </text:span><text:span text:style-name="T27">IsInitialized</text:span><text:span text:style-name="T21"> </text:span><text:span text:style-name="T23">deviendra</text:span><text:span text:style-name="T21"> </text:span><text:span text:style-name="T48">true</text:span><text:span text:style-name="T21">. </text:span><text:span text:style-name="T22">Cette procédure ne fait plus rien une fois qu’elle a été appelée; les appels subséquents n’auront aucun effet. </text:span></text:p>
      <text:p text:style-name="P17"/>
      <text:p text:style-name="P4"><text:span text:style-name="T24">DecreaseDurability</text:span><text:span text:style-name="T12"> </text:span><text:span text:style-name="T21">+</text:span></text:p>
      <text:p text:style-name="P12"><text:span text:style-name="T21">Cette procédure </text:span><text:span text:style-name="T24">prend en paramètre un nombre à lequel se soustraira la propriété </text:span><text:span text:style-name="T44">pDurability</text:span><text:span text:style-name="T24">. Fournir un chiffre négatif à cette procédure va produire l’effet inverse.</text:span></text:p>
      <text:p text:style-name="P17"/>
      <text:p text:style-name="P17"/>
      <text:p text:style-name="P16"/>
      <text:p text:style-name="P16"/>
      <text:p text:style-name="P15"/>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1T11:29:33.987000000</dc:date>
    <meta:editing-duration>PT5H38M46S</meta:editing-duration>
    <meta:editing-cycles>10</meta:editing-cycles>
    <meta:generator>LibreOffice/6.2.0.3$Windows_X86_64 LibreOffice_project/98c6a8a1c6c7b144ce3cc729e34964b47ce25d62</meta:generator>
    <meta:document-statistic meta:table-count="0" meta:image-count="0" meta:object-count="0" meta:page-count="2" meta:paragraph-count="21" meta:word-count="408" meta:character-count="2663" meta:non-whitespace-character-count="2278"/>
  </office:meta>
</office:document-meta>
</file>